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98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69in" svg:height="7.5713in" svg:x="4.4146in" svg:y="0.0524in">
            <draw:object draw:notify-on-update-of-ranges="Sheet1.A1:Sheet1.A1 Sheet1.A2:Sheet1.A18 Sheet1.B1:Sheet1.B1 Sheet1.B2:Sheet1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Time (Seconds)</text:p>
          </table:table-cell>
        </table:table-row>
        <table:table-row table:style-name="ro1">
          <table:table-cell office:value-type="string">
            <text:p>pyquiz_2012-03_thp8_dict.stats</text:p>
          </table:table-cell>
          <table:table-cell office:value-type="float" office:value="2.86">
            <text:p>2.86</text:p>
          </table:table-cell>
        </table:table-row>
        <table:table-row table:style-name="ro1">
          <table:table-cell office:value-type="string">
            <text:p>pyquiz_2012-03_thp9_cute.stats</text:p>
          </table:table-cell>
          <table:table-cell office:value-type="float" office:value="3.593">
            <text:p>3.593</text:p>
          </table:table-cell>
        </table:table-row>
        <table:table-row table:style-name="ro1">
          <table:table-cell office:value-type="string">
            <text:p>pyquiz_2012-03_thp.stats</text:p>
          </table:table-cell>
          <table:table-cell office:value-type="float" office:value="15.376">
            <text:p>15.376</text:p>
          </table:table-cell>
        </table:table-row>
        <table:table-row table:style-name="ro1">
          <table:table-cell office:value-type="string">
            <text:p>pyquiz_2012-03_thp_golf_precomputed.stats</text:p>
          </table:table-cell>
          <table:table-cell office:value-type="float" office:value="18.777">
            <text:p>18.777</text:p>
          </table:table-cell>
        </table:table-row>
        <table:table-row table:style-name="ro1">
          <table:table-cell office:value-type="string">
            <text:p>pyquiz_2012-03_thp_golf.stats</text:p>
          </table:table-cell>
          <table:table-cell office:value-type="float" office:value="23.62">
            <text:p>23.62</text:p>
          </table:table-cell>
        </table:table-row>
        <table:table-row table:style-name="ro1">
          <table:table-cell office:value-type="string">
            <text:p>pyquiz_2012-03_thp2.stats</text:p>
          </table:table-cell>
          <table:table-cell office:value-type="float" office:value="24.205">
            <text:p>24.205</text:p>
          </table:table-cell>
        </table:table-row>
        <table:table-row table:style-name="ro1">
          <table:table-cell office:value-type="string">
            <text:p>pyquiz_2012-03_thp3_py3.stats</text:p>
          </table:table-cell>
          <table:table-cell office:value-type="float" office:value="25.034">
            <text:p>25.034</text:p>
          </table:table-cell>
        </table:table-row>
        <table:table-row table:style-name="ro1">
          <table:table-cell office:value-type="string">
            <text:p>pyquiz_2012-03_thp3_commented.stats</text:p>
          </table:table-cell>
          <table:table-cell office:value-type="float" office:value="25.066">
            <text:p>25.066</text:p>
          </table:table-cell>
        </table:table-row>
        <table:table-row table:style-name="ro1">
          <table:table-cell office:value-type="string">
            <text:p>pyquiz_2012-03_thp3_py3_golf.stats</text:p>
          </table:table-cell>
          <table:table-cell office:value-type="float" office:value="25.289">
            <text:p>25.289</text:p>
          </table:table-cell>
        </table:table-row>
        <table:table-row table:style-name="ro1">
          <table:table-cell office:value-type="string">
            <text:p>pyquiz_2012-03_thp3.stats</text:p>
          </table:table-cell>
          <table:table-cell office:value-type="float" office:value="25.401">
            <text:p>25.401</text:p>
          </table:table-cell>
        </table:table-row>
        <table:table-row table:style-name="ro1">
          <table:table-cell office:value-type="string">
            <text:p>pyquiz_2012-03_thp4_golf.stats</text:p>
          </table:table-cell>
          <table:table-cell office:value-type="float" office:value="30.206">
            <text:p>30.206</text:p>
          </table:table-cell>
        </table:table-row>
        <table:table-row table:style-name="ro1">
          <table:table-cell office:value-type="string">
            <text:p>pyquiz_2012-03_thp4_commented.stats</text:p>
          </table:table-cell>
          <table:table-cell office:value-type="float" office:value="31.1">
            <text:p>31.1</text:p>
          </table:table-cell>
        </table:table-row>
        <table:table-row table:style-name="ro1">
          <table:table-cell office:value-type="string">
            <text:p>pyquiz_2012-03_thp4.stats</text:p>
          </table:table-cell>
          <table:table-cell office:value-type="float" office:value="45.649">
            <text:p>45.649</text:p>
          </table:table-cell>
        </table:table-row>
        <table:table-row table:style-name="ro1">
          <table:table-cell office:value-type="string">
            <text:p>pyquiz_2012-03_thp7_golf.stats</text:p>
          </table:table-cell>
          <table:table-cell office:value-type="float" office:value="50.684">
            <text:p>50.684</text:p>
          </table:table-cell>
        </table:table-row>
        <table:table-row table:style-name="ro1">
          <table:table-cell office:value-type="string">
            <text:p>pyquiz_2012-03_thp6_golf_py3.stats</text:p>
          </table:table-cell>
          <table:table-cell office:value-type="float" office:value="66.73">
            <text:p>66.73</text:p>
          </table:table-cell>
        </table:table-row>
        <table:table-row table:style-name="ro1">
          <table:table-cell office:value-type="string">
            <text:p>pyquiz_2012-03_thp5_golf.stats</text:p>
          </table:table-cell>
          <table:table-cell office:value-type="float" office:value="67.697">
            <text:p>67.697</text:p>
          </table:table-cell>
        </table:table-row>
        <table:table-row table:style-name="ro1">
          <table:table-cell office:value-type="string">
            <text:p>pyquiz_2012-03_thp6_golf.stats</text:p>
          </table:table-cell>
          <table:table-cell office:value-type="float" office:value="67.851">
            <text:p>67.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21T11:56:54</dc:date>
    <dc:creator>Thomas Perl</dc:creator>
    <meta:document-statistic meta:table-count="1" meta:cell-count="36" meta:object-count="1"/>
    <meta:generator>LibreOffice/3.5$Linux_X86_64 LibreOffice_project/350m1$Build-1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19.232cm" xlink:href=".." xlink:type="simple" chart:class="chart:bar" chart:style-name="ch1">
        <chart:title svg:x="4.395cm" svg:y="0.52cm" chart:style-name="ch2">
          <text:p>Randomly-sorted file (799800 lines)</text:p>
        </chart:title>
        <chart:subtitle svg:x="4.223cm" svg:y="1.683cm" chart:style-name="ch3">
          <text:p>1-3999, 100x, both directions (A-&gt;R, R-&gt;A)</text:p>
        </chart:subtitle>
        <chart:legend chart:legend-position="end" svg:x="12.806cm" svg:y="9.317cm" style:legend-expansion="high" chart:style-name="ch4"/>
        <chart:plot-area chart:style-name="ch5" table:cell-range-address="Sheet1.A1:Sheet1.B18" chart:data-source-has-labels="both" svg:x="0.769cm" svg:y="3.134cm" svg:width="11.399cm" svg:height="15.294cm">
          <chartooo:coordinate-region svg:x="1.39cm" svg:y="3.134cm" svg:width="10.778cm" svg:height="8.191cm"/>
          <chart:axis chart:dimension="x" chart:name="primary-x" chart:style-name="ch6" chartooo:axis-type="auto">
            <chartooo:date-scale/>
            <chart:categories table:cell-range-address="Sheet1.A2:Sheet1.A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18" chart:label-cell-address="Sheet1.B1:Sheet1.B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quiz_2012-03_thp8_dict.stats</text:p>
                <draw:g>
                  <svg:desc>Sheet1.A2:Sheet1.A18</svg:desc>
                </draw:g>
              </table:table-cell>
              <table:table-cell office:value-type="float" office:value="2.86">
                <text:p>2.86</text:p>
                <draw:g>
                  <svg:desc>Sheet1.B2:Sheet1.B18</svg:desc>
                </draw:g>
              </table:table-cell>
            </table:table-row>
            <table:table-row>
              <table:table-cell office:value-type="string">
                <text:p>pyquiz_2012-03_thp9_cute.stats</text:p>
              </table:table-cell>
              <table:table-cell office:value-type="float" office:value="3.593">
                <text:p>3.593</text:p>
              </table:table-cell>
            </table:table-row>
            <table:table-row>
              <table:table-cell office:value-type="string">
                <text:p>pyquiz_2012-03_thp.stats</text:p>
              </table:table-cell>
              <table:table-cell office:value-type="float" office:value="15.376">
                <text:p>15.376</text:p>
              </table:table-cell>
            </table:table-row>
            <table:table-row>
              <table:table-cell office:value-type="string">
                <text:p>pyquiz_2012-03_thp_golf_precomputed.stats</text:p>
              </table:table-cell>
              <table:table-cell office:value-type="float" office:value="18.777">
                <text:p>18.777</text:p>
              </table:table-cell>
            </table:table-row>
            <table:table-row>
              <table:table-cell office:value-type="string">
                <text:p>pyquiz_2012-03_thp_golf.stats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pyquiz_2012-03_thp2.stats</text:p>
              </table:table-cell>
              <table:table-cell office:value-type="float" office:value="24.205">
                <text:p>24.205</text:p>
              </table:table-cell>
            </table:table-row>
            <table:table-row>
              <table:table-cell office:value-type="string">
                <text:p>pyquiz_2012-03_thp3_py3.stats</text:p>
              </table:table-cell>
              <table:table-cell office:value-type="float" office:value="25.034">
                <text:p>25.034</text:p>
              </table:table-cell>
            </table:table-row>
            <table:table-row>
              <table:table-cell office:value-type="string">
                <text:p>pyquiz_2012-03_thp3_commented.stats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string">
                <text:p>pyquiz_2012-03_thp3_py3_golf.stats</text:p>
              </table:table-cell>
              <table:table-cell office:value-type="float" office:value="25.289">
                <text:p>25.289</text:p>
              </table:table-cell>
            </table:table-row>
            <table:table-row>
              <table:table-cell office:value-type="string">
                <text:p>pyquiz_2012-03_thp3.stats</text:p>
              </table:table-cell>
              <table:table-cell office:value-type="float" office:value="25.401">
                <text:p>25.401</text:p>
              </table:table-cell>
            </table:table-row>
            <table:table-row>
              <table:table-cell office:value-type="string">
                <text:p>pyquiz_2012-03_thp4_golf.stats</text:p>
              </table:table-cell>
              <table:table-cell office:value-type="float" office:value="30.206">
                <text:p>30.206</text:p>
              </table:table-cell>
            </table:table-row>
            <table:table-row>
              <table:table-cell office:value-type="string">
                <text:p>pyquiz_2012-03_thp4_commented.stats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pyquiz_2012-03_thp4.stats</text:p>
              </table:table-cell>
              <table:table-cell office:value-type="float" office:value="45.649">
                <text:p>45.649</text:p>
              </table:table-cell>
            </table:table-row>
            <table:table-row>
              <table:table-cell office:value-type="string">
                <text:p>pyquiz_2012-03_thp7_golf.stats</text:p>
              </table:table-cell>
              <table:table-cell office:value-type="float" office:value="50.684">
                <text:p>50.684</text:p>
              </table:table-cell>
            </table:table-row>
            <table:table-row>
              <table:table-cell office:value-type="string">
                <text:p>pyquiz_2012-03_thp6_golf_py3.stats</text:p>
              </table:table-cell>
              <table:table-cell office:value-type="float" office:value="66.73">
                <text:p>66.73</text:p>
              </table:table-cell>
            </table:table-row>
            <table:table-row>
              <table:table-cell office:value-type="string">
                <text:p>pyquiz_2012-03_thp5_golf.stats</text:p>
              </table:table-cell>
              <table:table-cell office:value-type="float" office:value="67.697">
                <text:p>67.697</text:p>
              </table:table-cell>
            </table:table-row>
            <table:table-row>
              <table:table-cell office:value-type="string">
                <text:p>pyquiz_2012-03_thp6_golf.stats</text:p>
              </table:table-cell>
              <table:table-cell office:value-type="float" office:value="67.851">
                <text:p>67.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